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2.109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9.513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387cm" fo:break-before="auto" style:use-optimal-row-height="false"/>
    </style:style>
    <style:style style:name="ro2" style:family="table-row">
      <style:table-row-properties style:row-height="4.071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3.717cm" fo:break-before="auto" style:use-optimal-row-height="false"/>
    </style:style>
    <style:style style:name="ro6" style:family="table-row">
      <style:table-row-properties style:row-height="1.312cm" fo:break-before="auto" style:use-optimal-row-height="false"/>
    </style:style>
    <style:style style:name="ro7" style:family="table-row">
      <style:table-row-properties style:row-height="1.102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3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5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0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0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0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9" table:number-rows-repeated="3">
          <table:table-cell table:style-name="ce1" table:number-columns-repeated="10"/>
          <table:table-cell table:number-columns-repeated="11"/>
        </table:table-row>
        <table:table-row table:style-name="ro9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.00.0000</text:date>, <text:time style:data-style-name="N2" text:time-value="16:17:10.203072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2T16:19:41.368530116</dc:date>
    <meta:editing-duration>PT7H59M6S</meta:editing-duration>
    <meta:editing-cycles>417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64" meta:object-count="0"/>
  </office:meta>
</office:document-meta>
</file>